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udul Buku: Rangkuman Dasar C++: Panduan Lengkap untuk Pemula</text:p>
      <text:p text:style-name="Standard"/>
      <text:p text:style-name="Standard">Pendahuluan:</text:p>
      <text:p text:style-name="Standard">- Pengantar tentang bahasa pemrograman C++</text:p>
      <text:p text:style-name="Standard">- Mengapa C++ menjadi bahasa pemrograman yang populer</text:p>
      <text:p text:style-name="Standard">- Lingkungan pengembangan C++ yang umum digunakan</text:p>
      <text:p text:style-name="Standard"/>
      <text:p text:style-name="Standard">1. Dasar-dasar C++</text:p>
      <text:p text:style-name="Standard">1.1 Struktur Program C++</text:p>
      <text:p text:style-name="Standard">- Header dan file sumber</text:p>
      <text:p text:style-name="Standard">- Fungsi main()</text:p>
      <text:p text:style-name="Standard">- Statement dan blok kode</text:p>
      <text:p text:style-name="Standard">- Tipe data dasar</text:p>
      <text:p text:style-name="Standard"/>
      <text:p text:style-name="Standard">1.2 Variabel dan Tipe Data</text:p>
      <text:p text:style-name="Standard">- Deklarasi variabel</text:p>
      <text:p text:style-name="Standard">- Tipe data primitif (int, float, double, char, bool)</text:p>
      <text:p text:style-name="Standard">- Operator aritmatika</text:p>
      <text:p text:style-name="Standard">- Konversi tipe data</text:p>
      <text:p text:style-name="Standard"/>
      <text:p text:style-name="Standard">1.3 Penugasan dan Operasi Matematika</text:p>
      <text:p text:style-name="Standard">- Operator penugasan</text:p>
      <text:p text:style-name="Standard">- Operator aritmatika lanjutan (penjumlahan, pengurangan, perkalian, pembagian, modulo)</text:p>
      <text:p text:style-name="Standard">- Operator peningkatan dan penurunan (increment, decrement)</text:p>
      <text:p text:style-name="Standard"/>
      <text:p text:style-name="Standard">1.4 Input dan Output Dasar</text:p>
      <text:p text:style-name="Standard">- Menggunakan cin untuk input</text:p>
      <text:p text:style-name="Standard">- Menggunakan cout untuk output</text:p>
      <text:p text:style-name="Standard">- Manipulasi format output</text:p>
      <text:p text:style-name="Standard">- Membaca dan menulis string</text:p>
      <text:p text:style-name="Standard"/>
      <text:p text:style-name="Standard">2. Kontrol Aliran</text:p>
      <text:p text:style-name="Standard">2.1 Pernyataan Percabangan</text:p>
      <text:p text:style-name="Standard">- Pernyataan if</text:p>
      <text:p text:style-name="Standard">- Pernyataan if-else</text:p>
      <text:p text:style-name="Standard">- Pernyataan switch</text:p>
      <text:p text:style-name="Standard"/>
      <text:p text:style-name="Standard">2.2 Pernyataan Pengulangan</text:p>
      <text:p text:style-name="Standard">- Pengulangan while</text:p>
      <text:p text:style-name="Standard">- Pengulangan do-while</text:p>
      <text:p text:style-name="Standard">- Pengulangan for</text:p>
      <text:p text:style-name="Standard"/>
      <text:p text:style-name="Standard">3. Array dan String</text:p>
      <text:p text:style-name="Standard">3.1 Array</text:p>
      <text:p text:style-name="Standard">- Pendefinisian dan penggunaan array</text:p>
      <text:p text:style-name="Standard">- Pengaksesan elemen array</text:p>
      <text:p text:style-name="Standard">- Penggunaan array dalam pengulangan</text:p>
      <text:p text:style-name="Standard"/>
      <text:p text:style-name="Standard">3.2 String</text:p>
      <text:p text:style-name="Standard">- Pendefinisian dan penggunaan string</text:p>
      <text:p text:style-name="Standard">- Operasi string (penggabungan, pemotongan, pencarian)</text:p>
      <text:p text:style-name="Standard"/>
      <text:p text:style-name="Standard"><text:soft-page-break/>4. Fungsi dan Prosedur</text:p>
      <text:p text:style-name="Standard">- Pendefinisian dan pemanggilan fungsi</text:p>
      <text:p text:style-name="Standard">- Parameter fungsi</text:p>
      <text:p text:style-name="Standard">- Fungsi dengan nilai kembali</text:p>
      <text:p text:style-name="Standard">- Prosedur</text:p>
      <text:p text:style-name="Standard"/>
      <text:p text:style-name="Standard">5. Pointer</text:p>
      <text:p text:style-name="Standard">- Pengenalan tentang pointer</text:p>
      <text:p text:style-name="Standard">- Operator pointer</text:p>
      <text:p text:style-name="Standard">- Penggunaan pointer dalam array</text:p>
      <text:p text:style-name="Standard">- Pointer ke pointer</text:p>
      <text:p text:style-name="Standard"/>
      <text:p text:style-name="Standard">6. Struktur Data</text:p>
      <text:p text:style-name="Standard">- Pendahuluan tentang struktur data</text:p>
      <text:p text:style-name="Standard">- Pendefinisian struktur data</text:p>
      <text:p text:style-name="Standard">- Mengakses anggota struktur data</text:p>
      <text:p text:style-name="Standard">- Mengoperasikan struktur data</text:p>
      <text:p text:style-name="Standard"/>
      <text:p text:style-name="Standard">7. Kelas dan Objek</text:p>
      <text:p text:style-name="Standard">- Pendefinisian kelas</text:p>
      <text:p text:style-name="Standard">- Membuat objek dari kelas</text:p>
      <text:p text:style-name="Standard">- Konstruktor dan destruktor</text:p>
      <text:p text:style-name="Standard">- Anggota kelas (variabel dan fungsi)</text:p>
      <text:p text:style-name="Standard"/>
      <text:p text:style-name="Standard">8. Pengecualian (Exception Handling)</text:p>
      <text:p text:style-name="Standard">- Pengenalan tentang pengecualian</text:p>
      <text:p text:style-name="Standard">- Blok try-catch</text:p>
      <text:p text:style-name="Standard">- Membuang pengecualian (throw)</text:p>
      <text:p text:style-name="Standard">- Menangani pengecualian yang tidak terduga</text:p>
      <text:p text:style-name="Standard"/>
      <text:p text:style-name="Standard">9. File Input dan Output</text:p>
      <text:p text:style-name="Standard">- Membuka, menulis, dan membaca file</text:p>
      <text:p text:style-name="Standard">- Penanganan kesalahan saat membuka file</text:p>
      <text:p text:style-name="Standard">- Membaca dan menulis objek ke file</text:p>
      <text:p text:style-name="Standard"/>
      <text:p text:style-name="Standard">10. Pemrograman Objek-Oriented</text:p>
      <text:p text:style-name="Standard">- Prinsip dasar pemrograman berorientasi objek (OOP)</text:p>
      <text:p text:style-name="Standard">- Pewarisan (Inheritance)</text:p>
      <text:p text:style-name="Standard">- Polimorfisme</text:p>
      <text:p text:style-name="Standard">- Enkapsulasi</text:p>
      <text:p text:style-name="Standard"/>
      <text:p text:style-name="Standard">11. Template</text:p>
      <text:p text:style-name="Standard">- Pengenalan tentang template</text:p>
      <text:p text:style-name="Standard">- Template fungsi</text:p>
      <text:p text:style-name="Standard">- Template kelas</text:p>
      <text:p text:style-name="Standard"/>
      <text:p text:style-name="Standard">12. STL (Standard Template Library) (lanjutan)</text:p>
      <text:p text:style-name="Standard">- Kontainer STL (vector, list, deque, stack, queue, set, map)</text:p>
      <text:p text:style-name="Standard">- Iterator dan operasi kontainer</text:p>
      <text:p text:style-name="Standard">- Algoritma STL (sorting, searching, manipulating)</text:p>
      <text:p text:style-name="Standard">- Fungsi-fungsi utilitas STL</text:p>
      <text:p text:style-name="Standard"/>
      <text:p text:style-name="Standard"><text:soft-page-break/>13. Manipulasi String</text:p>
      <text:p text:style-name="Standard">- Pengenalan tentang manipulasi string</text:p>
      <text:p text:style-name="Standard">- Operasi dasar pada string (concatenation, substring, pencarian)</text:p>
      <text:p text:style-name="Standard">- Manipulasi string dengan library string</text:p>
      <text:p text:style-name="Standard"/>
      <text:p text:style-name="Standard">14. Penggunaan Library Eksternal</text:p>
      <text:p text:style-name="Standard">- Menggunakan library eksternal dalam program C++</text:p>
      <text:p text:style-name="Standard">- Pendahuluan tentang beberapa library populer (SFML, Boost, OpenCV)</text:p>
      <text:p text:style-name="Standard"/>
      <text:p text:style-name="Standard">15. Pemrograman Multithread</text:p>
      <text:p text:style-name="Standard">- Pengenalan tentang multithreading</text:p>
      <text:p text:style-name="Standard">- Membuat thread</text:p>
      <text:p text:style-name="Standard">- Sinkronisasi thread</text:p>
      <text:p text:style-name="Standard">- Deadlock dan penghindarannya</text:p>
      <text:p text:style-name="Standard"/>
      <text:p text:style-name="Standard">16. Pengenalan Pemrograman Jaringan</text:p>
      <text:p text:style-name="Standard">- Pendahuluan tentang pemrograman jaringan dengan C++</text:p>
      <text:p text:style-name="Standard">- Menggunakan socket untuk komunikasi jaringan</text:p>
      <text:p text:style-name="Standard">- TCP dan UDP</text:p>
      <text:p text:style-name="Standard"/>
      <text:p text:style-name="Standard">17. Pembuatan Aplikasi Konsol Sederhana</text:p>
      <text:p text:style-name="Standard">- Contoh pembuatan aplikasi konsol sederhana dengan C++</text:p>
      <text:p text:style-name="Standard"/>
      <text:p text:style-name="Standard">18. Proyek Mini: Permainan Sederhana</text:p>
      <text:p text:style-name="Standard">- Contoh proyek mini untuk mengaplikasikan konsep-konsep yang dipelajari</text:p>
      <text:p text:style-name="Standard"/>
      <text:p text:style-name="Standard">19. Tips dan Trik Pemrograman C++</text:p>
      <text:p text:style-name="Standard">- Tips untuk pemrograman yang efisien</text:p>
      <text:p text:style-name="Standard">- Konvensi penamaan</text:p>
      <text:p text:style-name="Standard">- Cara mengelola kode dengan baik</text:p>
      <text:p text:style-name="Standard"/>
      <text:p text:style-name="Standard">Kesimpulan:</text:p>
      <text:p text:style-name="Standard">- Ringkasan dari topik-topik yang telah dibahas</text:p>
      <text:p text:style-name="Standard">- Dorongan untuk memperluas pengetahuan dan keterampilan dalam pemrograman C++</text:p>
      <text:p text:style-name="Standard"/>
      <text:p text:style-name="Standard">Daftar Pustaka:</text:p>
      <text:p text:style-name="Standard">- Daftar referensi yang digunakan dalam pembuatan buku</text:p>
      <text:p text:style-name="Standard"/>
      <text:p text:style-name="Standard">Catatan: Buku ini bertujuan sebagai rangkuman dasar C++ untuk pemula dan tidak mencakup topik-topik lanjutan secara mendalam. Disarankan bagi pembaca untuk melanjutkan pembelajaran dengan sumber-sumber tambahan untuk memperdalam pemahaman mereka tentang C++ setelah membaca buku in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B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B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7:47:27.194642557</meta:creation-date>
    <dc:date>2023-06-04T17:50:26.002282634</dc:date>
    <meta:editing-duration>PT3M7S</meta:editing-duration>
    <meta:editing-cycles>1</meta:editing-cycles>
    <meta:document-statistic meta:table-count="0" meta:image-count="0" meta:object-count="0" meta:page-count="3" meta:paragraph-count="115" meta:word-count="564" meta:character-count="3849" meta:non-whitespace-character-count="3400"/>
    <meta:generator>LibreOffice/7.2.7.2$Linux_X86_64 LibreOffice_project/20$Build-2</meta:generator>
  </office:meta>
</office:document-meta>
</file>